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TextBody" style:master-page-name="OOoPageStyle">
      <style:paragraph-properties style:page-number="auto"/>
    </style:style>
    <style:style style:name="P4" style:family="paragraph" style:parent-style-name="OOoCopyrightPage" style:master-page-name="OOoCopyright">
      <style:paragraph-properties style:page-number="auto"/>
    </style:style>
    <style:style style:name="T1" style:family="text">
      <style:text-properties style:font-name="Times New Roman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OOoProductName">Apache OpenOffice</text:p>
      <text:p text:style-name="OOoSubtitle">Version 4.1</text:p>
      <text:p text:style-name="OOoGuideName">Getting Started</text:p>
      <text:p text:style-name="OOoAuthor">AOO Documentation Team</text:p>
      <text:p text:style-name="OOoTextBody"/>
      <text:p text:style-name="OOoPageBreak"/>
      <text:p text:style-name="P4">Copyright</text:p>
      <text:p text:style-name="OOoTextBody">This document is Copyright <text:span text:style-name="T1">©</text:span> 2023 by The Apache Software Foundation. You may distribute it and/or modify it under the terms of the Creative Commons Attribution License, version 3.0 or later (<text:a xlink:type="simple" xlink:href="https://creativecommons.org/licenses/by/3.0/" text:style-name="Internet_20_link" text:visited-style-name="Visited_20_Internet_20_Link">https://creativecommons.org/licenses/by/3.0/</text:a>).</text:p>
      <text:p text:style-name="OOoTextBody">Apache, Apache OpenOffice, and OpenOffice.org are trademarks of the Apache Software Foundation. Used with permission. <text:s/>All other trademarks mentioned in this guide belong to their respective owners.</text:p>
      <text:p text:style-name="OOoCopyrightPage">Acknowledgments</text:p>
      <text:p text:style-name="OOoTextBody_5f_ListIntro">This book is updated from <text:span text:style-name="OOoEmphasis">Taming Apache OpenOffice 3.4</text:span> (by Jean Hollis Weber), which was adapted from <text:span text:style-name="OOoEmphasis">Getting Started with OpenOffice.org 3.3</text:span><text:span text:style-name="OOoDefault"> (by the OOoAuthors team) with additional material adapted from </text:span><text:span text:style-name="OOoEmphasis">Getting Started with LibreOffice 3.4</text:span> (by the ODF Authors Team).</text:p>
      <text:p text:style-name="OOoCopyrightPage">Publication date and software version</text:p>
      <text:p text:style-name="OOoTextBody">Published 02 May 2023. Based on Apache OpenOffice 4.1.</text:p>
      <text:p text:style-name="P3"/>
      <text:p text:style-name="OOoToCHead">Contents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Text_20_body"/>
        </text:index-body>
      </text:table-of-content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OoHeading" style:family="paragraph" style:parent-style-name="Standard" style:master-page-name="">
      <style:paragraph-properties loext:contextual-spacing="false" fo:margin-left="0in" fo:margin-right="0in" fo:margin-top="0in" fo:margin-bottom="0in" fo:text-indent="0in" style:auto-text-indent="false" style:page-number="auto" style:shadow="none" fo:keep-with-next="always"/>
      <style:text-properties fo:color="#0e85cd" style:font-name="DejaVu Sans" fo:font-size="140%" fo:font-weight="bold"/>
    </style:style>
    <style:style style:name="OOoToCHead" style:family="paragraph" style:parent-style-name="OOoHeading" style:next-style-name="OOoTextBody">
      <style:paragraph-properties loext:contextual-spacing="false" fo:margin-top="0in" fo:margin-bottom="0.0827in" fo:padding="0in" fo:border-left="none" fo:border-right="none" fo:border-top="none" fo:border-bottom="0.0138in solid #0084d1" style:shadow="none"/>
      <style:text-properties fo:color="#0e85cd" fo:font-size="18pt"/>
    </style:style>
    <style:style style:name="OOoTextBody" style:family="paragraph" style:parent-style-name="Standard" style:master-page-name="">
      <style:paragraph-properties loext:contextual-spacing="false" fo:margin-left="0in" fo:margin-right="0in" fo:margin-top="0in" fo:margin-bottom="0.0835in" fo:orphans="2" fo:widows="2" fo:text-indent="0in" style:auto-text-indent="false" style:page-number="auto">
        <style:tab-stops/>
      </style:paragraph-properties>
      <style:text-properties style:font-name="DejaVu Serif" fo:font-size="11pt" fo:language="en" fo:country="US"/>
    </style:style>
    <style:style style:name="OOoGuideName" style:family="paragraph" style:parent-style-name="OOoTextBody" style:next-style-name="OOoHeading_20_0" style:class="text">
      <style:paragraph-properties loext:contextual-spacing="false" fo:margin-top="0.1965in" fo:margin-bottom="0.0398in" fo:text-align="center" style:justify-single-word="false"/>
      <style:text-properties fo:color="#0e85cd" fo:font-size="36pt" fo:font-style="normal" fo:font-weight="normal"/>
    </style:style>
    <style:style style:name="OOoHeading_20_0" style:display-name="OOoHeading 0" style:family="paragraph" style:parent-style-name="OOoHeading" style:next-style-name="OOoTextBody" style:default-outline-level="1" style:list-style-name="">
      <style:paragraph-properties loext:contextual-spacing="false" fo:margin-top="1.9689in" fo:margin-bottom="0.5236in" fo:text-align="center" style:justify-single-word="false"/>
      <style:text-properties fo:color="#000000" style:font-name="DejaVu Sans" fo:font-size="28pt" fo:font-style="normal" fo:font-weight="bold"/>
    </style:style>
    <style:style style:name="OOoProductName" style:family="paragraph" style:parent-style-name="OOoGuideName" style:next-style-name="OOoGuideName">
      <style:paragraph-properties loext:contextual-spacing="false" fo:margin-top="0.5902in" fo:margin-bottom="0.0398in"/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OOoSubtitle" style:family="paragraph" style:parent-style-name="OOoTextBody" style:next-style-name="OOoTextBody">
      <style:paragraph-properties fo:text-align="center" style:justify-single-word="false"/>
      <style:text-properties fo:color="#000000" fo:font-size="24pt" fo:font-style="italic"/>
    </style:style>
    <style:style style:name="OOoAuthor" style:family="paragraph" style:parent-style-name="Standard" style:next-style-name="OOoTextBody" style:master-page-name="">
      <style:paragraph-properties fo:margin-top="0.6in" fo:margin-bottom="0.0799in" fo:text-align="center" style:justify-single-word="false" fo:orphans="2" fo:widows="2" style:page-number="auto" fo:background-color="transparent" style:shadow="none">
        <style:tab-stops/>
        <style:background-image/>
      </style:paragraph-properties>
      <style:text-properties fo:font-size="24pt"/>
    </style:style>
    <style:style style:name="OOoPageBreak" style:family="paragraph" style:parent-style-name="OOoTextBody" style:nex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 fo:break-after="page"/>
    </style:style>
    <style:style style:name="OOoCopyrightPage" style:family="paragraph" style:parent-style-name="OOoHeading" style:next-style-name="OOoTextBody">
      <style:paragraph-properties loext:contextual-spacing="false" fo:margin-top="0.1965in" fo:margin-bottom="0.0827in" style:shadow="none"/>
      <style:text-properties fo:color="#0e85cd"/>
    </style:style>
    <style:style style:name="OOoFooter" style:family="paragraph" style:paren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>
        <style:tab-stops>
          <style:tab-stop style:position="7.0866in" style:type="right"/>
        </style:tab-stops>
      </style:paragraph-properties>
      <style:text-properties fo:font-size="10pt" fo:font-style="italic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loext:contextual-spacing="false" fo:margin-left="0in" fo:margin-right="0in" fo:margin-top="0in" fo:margin-bottom="0.0429in" fo:text-align="start" style:justify-single-word="false" fo:keep-together="auto" fo:orphans="2" fo:widows="2" fo:text-indent="0in" style:auto-text-indent="false" style:page-number="auto" fo:break-before="auto" fo:break-after="auto" fo:keep-with-next="always"/>
      <style:text-properties fo:background-color="transparen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Default" style:family="text">
      <style:text-properties style:font-name="DejaVu Serif" fo:font-size="11pt" fo:language="en" fo:country="US" style:letter-kerning="true" style:font-size-asian="11pt"/>
    </style:style>
    <style:style style:name="OOoEmphasis" style:family="text" style:parent-style-name="OOoDefault">
      <style:text-properties style:font-name="DejaVu Serif1" fo:font-style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MP2" style:family="paragraph" style:parent-style-name="OOo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17in" fo:margin-left="0in" fo:margin-right="0in" fo:margin-top="0.1957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/>
    <style:master-page style:name="OOoCopyright" style:page-layout-name="Mpm2" style:next-style-name="OOoFrontMatter">
      <style:footer>
        <text:p text:style-name="OOoFooter"/>
        <text:p text:style-name="MP1"/>
      </style:footer>
    </style:master-page>
    <style:master-page style:name="OOoFrontMatter" style:page-layout-name="Mpm3">
      <style:footer>
        <text:p text:style-name="MP2"><text:title/> | <text:page-number text:select-page="current"/></text:p>
      </style:footer>
      <style:footer-left>
        <text:p text:style-name="OOoFooter"><text:page-number text:select-page="current"/> | <text:title/></text:p>
      </style:footer-left>
    </style:master-page>
    <style:master-page style:name="OOoPageStyle" style:page-layout-name="Mpm4">
      <style:footer>
        <text:p text:style-name="MP2"><text:chapter text:display="name" text:outline-level="1"/> | <text:page-number text:select-page="current">3</text:page-number></text:p>
      </style:footer>
      <style:footer-left>
        <text:p text:style-name="OOoFooter"><text:page-number text:select-page="current"/> | <text:chapter text:display="name" text:outline-level="1"/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18S</meta:editing-duration>
    <meta:editing-cycles>4</meta:editing-cycles>
    <meta:generator>OpenOffice/4.1.14$Win32 OpenOffice.org_project/4114m1$Build-9811</meta:generator>
    <dc:date>2023-05-04T14:49:47.28</dc:date>
    <dc:creator>Keith McKenna</dc:creator>
    <meta:document-statistic meta:table-count="0" meta:image-count="0" meta:object-count="0" meta:page-count="3" meta:paragraph-count="16" meta:word-count="131" meta:character-count="911"/>
    <meta:user-defined meta:name="Info 1"/>
    <meta:user-defined meta:name="Info 2"/>
    <meta:user-defined meta:name="Info 3"/>
    <meta:user-defined meta:name="Info 4"/>
  </office:meta>
</office:document-meta>
</file>